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How old are you?</text:p>
      <text:p text:style-name="Normal"/>
      <text:p text:style-name="Normal">26</text:p>
      <text:p text:style-name="Normal"/>
      <text:p text:style-name="P2">What is your gender?</text:p>
      <text:p text:style-name="Normal"/>
      <text:p text:style-name="Normal">Male</text:p>
      <text:p text:style-name="Normal"/>
      <text:p text:style-name="P3">What did you like about the game?</text:p>
      <text:p text:style-name="Normal"/>
      <text:p text:style-name="Normal">Nothing, really.</text:p>
      <text:p text:style-name="Normal"/>
      <text:p text:style-name="P4">What did you dislike about the game?</text:p>
      <text:p text:style-name="Normal"/>
      <text:p text:style-name="Normal">The artstyle was unappealing as if all the art assets were made in Microsoft Paint in 5 minutes, and the stiff movement of the players submarines were awful.<text:s/></text:p>
      <text:p text:style-name="Normal"/>
      <text:p text:style-name="P5">How do you think the game could be improved?</text:p>
      <text:p text:style-name="Normal"/>
      <text:p text:style-name="Normal">Fix up the clunky controls of the game, add more art as if it weren’t made by an elementary school kid, and balance the game out so the player doesn’t spam his missiles from the bottom of the scre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4-25T09:45:00Z</meta:creation-date>
    <dc:date>2018-04-25T09:54:00Z</dc:date>
    <meta:template xlink:href="Normal.dotm" xlink:type="simple"/>
    <meta:editing-cycles>2</meta:editing-cycles>
    <meta:editing-duration>PT540S</meta:editing-duration>
    <meta:document-statistic meta:page-count="1" meta:paragraph-count="1" meta:word-count="81" meta:character-count="546" meta:row-count="3" meta:non-whitespace-character-count="466"/>
  </office:meta>
</office:document-meta>
</file>